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Times new roman" officeooo:rsid="000bb25f" officeooo:paragraph-rsid="000bb25f"/>
    </style:style>
    <style:style style:name="P2" style:family="paragraph" style:parent-style-name="Standard">
      <style:paragraph-properties fo:line-height="100%"/>
      <style:text-properties style:font-name="Times new roman" fo:font-weight="bold" officeooo:rsid="000bb25f" officeooo:paragraph-rsid="000bb25f" style:font-weight-asian="bold" style:font-weight-complex="bold"/>
    </style:style>
    <style:style style:name="P3" style:family="paragraph" style:parent-style-name="Standard">
      <style:paragraph-properties fo:line-height="100%"/>
      <style:text-properties style:font-name="Times new roman" fo:font-weight="bold" officeooo:rsid="000d49b2" officeooo:paragraph-rsid="000d49b2" style:font-weight-asian="bold" style:font-weight-complex="bold"/>
    </style:style>
    <style:style style:name="P4" style:family="paragraph" style:parent-style-name="Standard">
      <style:paragraph-properties fo:line-height="100%"/>
      <style:text-properties style:font-name="Times new roman" fo:font-weight="bold" officeooo:rsid="000d5a53" officeooo:paragraph-rsid="000d5a53" style:font-weight-asian="bold" style:font-weight-complex="bold"/>
    </style:style>
    <style:style style:name="P5" style:family="paragraph" style:parent-style-name="Standard">
      <style:paragraph-properties fo:line-height="100%"/>
      <style:text-properties style:font-name="Times new roman" fo:font-weight="bold" officeooo:rsid="00108c97" officeooo:paragraph-rsid="00108c97" style:font-weight-asian="bold" style:font-weight-complex="bold"/>
    </style:style>
    <style:style style:name="P6" style:family="paragraph" style:parent-style-name="Standard">
      <style:paragraph-properties fo:line-height="100%"/>
      <style:text-properties style:font-name="Times new roman" fo:font-weight="normal" officeooo:rsid="000bb25f" officeooo:paragraph-rsid="000bb25f" style:font-weight-asian="normal" style:font-weight-complex="normal"/>
    </style:style>
    <style:style style:name="P7" style:family="paragraph" style:parent-style-name="Standard">
      <style:paragraph-properties fo:line-height="100%"/>
      <style:text-properties style:font-name="Times new roman" fo:font-weight="normal" officeooo:rsid="000d49b2" officeooo:paragraph-rsid="000d49b2" style:font-weight-asian="normal" style:font-weight-complex="normal"/>
    </style:style>
    <style:style style:name="P8" style:family="paragraph" style:parent-style-name="Standard">
      <style:text-properties style:font-name="Times new roman" officeooo:rsid="000c0ab5" officeooo:paragraph-rsid="000c0ab5"/>
    </style:style>
    <style:style style:name="P9" style:family="paragraph" style:parent-style-name="Standard">
      <style:paragraph-properties fo:line-height="100%"/>
      <style:text-properties style:font-name="Times new roman" fo:font-weight="normal" officeooo:rsid="000d5a53" officeooo:paragraph-rsid="000d5a53" style:font-weight-asian="normal" style:font-weight-complex="normal"/>
    </style:style>
    <style:style style:name="P10" style:family="paragraph" style:parent-style-name="Standard">
      <style:paragraph-properties fo:line-height="100%"/>
      <style:text-properties style:font-name="Times new roman" fo:font-weight="normal" officeooo:rsid="00108c97" officeooo:paragraph-rsid="000d5a53" style:font-weight-asian="normal" style:font-weight-complex="normal"/>
    </style:style>
    <style:style style:name="P11" style:family="paragraph" style:parent-style-name="Standard">
      <style:paragraph-properties fo:line-height="100%"/>
      <style:text-properties style:font-name="Times new roman" fo:font-weight="normal" officeooo:rsid="00108c97" officeooo:paragraph-rsid="00108c97" style:font-weight-asian="normal" style:font-weight-complex="normal"/>
    </style:style>
    <style:style style:name="P12" style:family="paragraph" style:parent-style-name="Standard">
      <style:paragraph-properties fo:line-height="100%"/>
      <style:text-properties style:font-name="Times new roman" fo:font-weight="bold" officeooo:rsid="00136dda" officeooo:paragraph-rsid="00136dda"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e46ac" style:font-weight-asian="normal" style:font-weight-complex="normal"/>
    </style:style>
    <style:style style:name="T4" style:family="text">
      <style:text-properties fo:font-weight="normal" officeooo:rsid="000f410a" style:font-weight-asian="normal" style:font-weight-complex="normal"/>
    </style:style>
    <style:style style:name="T5" style:family="text">
      <style:text-properties fo:font-weight="normal" officeooo:rsid="00108c97" style:font-weight-asian="normal" style:font-weight-complex="normal"/>
    </style:style>
    <style:style style:name="T6" style:family="text">
      <style:text-properties fo:font-weight="normal" officeooo:rsid="0012ce7c" style:font-weight-asian="normal" style:font-weight-complex="normal"/>
    </style:style>
    <style:style style:name="T7" style:family="text">
      <style:text-properties officeooo:rsid="00108c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thor: Ji Kang</text:p>
      <text:p text:style-name="P8">CSS490: Cloud Computing</text:p>
      <text:p text:style-name="P8">Programming Assignment 2</text:p>
      <text:p text:style-name="P8">Prof. Dimpsey</text:p>
      <text:p text:style-name="P8"/>
      <text:p text:style-name="P2">Program Description:</text:p>
      <text:p text:style-name="P6">The ‘WeatherGetter’ executable is a java-based command line program executed. It utilizes the GSON Json object library which is included in this directory along with the program’s source code, instructions on how to build the program, as well as a copy of the executable to be run right away. </text:p>
      <text:p text:style-name="P7">The actual flow of control will be explained later but the program will take in a city name from the user at either execution time or run time (explained in <text:span text:style-name="T1">Usage</text:span>). Use that input to make a REST API call to the OpenWeather’s daily forecast API using a predetermined API key obtained ahead of time. It will make the call, parse the returned JSON, and display to the user the following: city name, sky description + status, the current temperature, the high temperature for the day, and the low temperature for the day, atmospheric pressure, humidity, wind speed, and time information for the day. </text:p>
      <text:p text:style-name="P7"/>
      <text:p text:style-name="P3">Design:</text:p>
      <text:p text:style-name="P9"><text:tab/>Program runs in two modes: 1. One time use, 2. Multiple via querying user for input. </text:p>
      <text:p text:style-name="P9">Both modes will get user input using a scanner utilizing System.in as a string. It’ll parse the string to detect things like cities that are two words, one word, city + ICAO to represent country, and permutations of those combinations. It’ll then concatenate this formatted string into the REST API link. This link (represented as a string) contains an API Key obtained ahead of time. </text:p>
      <text:p text:style-name="P9">Using this URL link, it constructs a WeatherGetter object whose constructor accepts a string (URL). It’ll create and set the following Java.net objects: URL, URLConnection, HttpURLConnection, and an int to represent the website’s response code. </text:p>
      <text:p text:style-name="P9"><text:tab/>It’ll look out for separate exceptions caused by the Java libraries such as MalformedURLException, IOException, UnknownHostException, and InterruptedException. </text:p>
      <text:p text:style-name="P9"><text:tab/>If for example, the service was down, the program will essentially wait a couple seconds, try again, and if it fails once more, try one last time before notifying the user of a down service. </text:p>
      <text:p text:style-name="P9"><text:tab/>If the user enters a city that’s mispelled/not in the API’s database of available cities, then the program notifies the user of the inconvenience and exits. </text:p>
      <text:p text:style-name="P4"><text:span text:style-name="T2"><text:tab/>Lastly, if the city exists, then the program will </text:span><text:span text:style-name="T3">do its intended functionality. It’ll make the request to the REST API using the URL object </text:span><text:span text:style-name="T4">with the String url object passed in from main. Using this URL object, a URLConnection object (website) is created using the .openConnection() method. This newly created object is type casted to a HttpURLConnection object in order to get the response code of the HTTP request. If the response code is greater than 400, the program knows a call was not successful and had an error. If there is no connection or the service might be down, </text:span><text:span text:style-name="T5">the program will wait 2 seconds, try – If unsuccessful, it’ll wait 4 seconds and try – If unsuccessful this time, the program’ll assume the service is down and notify the user of the inconvenience. </text:span></text:p>
      <text:p text:style-name="P4"><text:span text:style-name="T5"><text:tab/>If the request goes through and JSON is sent back, the program will utilize GSON’s library to deserialize the JSON into GSON objects which function like dictionaries that map values (E.g GSONObject wind.get(“wind”) would return the value associated with wind like wind speed). It also provides a mechanism to deserialize JSON arrays into smaller JSON objects. GSON provides ways to essentially type cast the value represented as a String into other values such as float or int using getAs__(); call. (E.g GsonObject.get(“key”).getAsFloat()) would return the float representation of that object. It’ll use these GSON calls to get and print information listed in the </text:span><text:span text:style-name="T7">Description</text:span><text:span text:style-name="T5"> section of this document. </text:span></text:p>
      <text:p text:style-name="P10"><text:tab/>The program will determine if any params were sent in with the program and decide on two flows of execution. If no params were entered on run-time, it’ll enter a multiple-queries flow where it’ll prompt the user for cities to get the weather for until the user enters quit. If there were params, it indicates to the program that it’ll only need fetch the data for one city. Either flow of execution does the following flow of control listed above (The multi-query obviously does this as many times as the user wants). </text:p>
      <text:p text:style-name="P5"><text:soft-page-break/>Usage:<text:span text:style-name="T2"> </text:span></text:p>
      <text:p text:style-name="P5"><text:span text:style-name="T2"><text:tab/>As mentioned in the </text:span>Design<text:span text:style-name="T2"> section, the program runs in two modes. Single use and multiple uses. </text:span></text:p>
      <text:p text:style-name="P11">To run the application once for a city, do the following in the command line in the same directory as the files: </text:p>
      <text:p text:style-name="P11">java WeatherGetter &lt;City&gt;</text:p>
      <text:p text:style-name="P11">→ &lt;City&gt; can be just the City (E.g Seattle), or City + ICAO (Seattle, US), etc. </text:p>
      <text:p text:style-name="P11"/>
      <text:p text:style-name="P11">To run the application multiple times, do the following in the command line in the same directory as the files: </text:p>
      <text:p text:style-name="P11">java WeatherGetter</text:p>
      <text:p text:style-name="P11">→ This has no params and will run in the multi-query mode. From here, the user may enter in a city name (E.g Seattle), or City + ICAO (E.g Seattle, US). </text:p>
      <text:p text:style-name="P11"/>
      <text:p text:style-name="P11">This application is helpful for obtaining immediate information one time only. If the user wishes to get periodic updates on the weather for a city, they’ll need to run the program at the time they wish to get the data. </text:p>
      <text:p text:style-name="P5"><text:span text:style-name="T2">This application however, is unable to dis</text:span><text:span text:style-name="T6">tinguish between cities with duplicate names. It’ll just accept whatever is given back from the OpenWeather API. For example, “Washington” is a common city name with 88 “Washington”-cities in the United States but will predominately return WashingtonDC. It is the best accurate measure the application can uphold with the OpenWeather APIs call by City name only. </text:span></text:p>
      <text:p text:style-name="P11"/>
      <text:p text:style-name="P11"/>
      <text:p text:style-name="P12">Sample:<text:span text:style-name="T2"> Sampleoutput.txt shows the output from console on a simple run through of this application using different use ca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1T22:29:25.534891059</meta:creation-date>
    <meta:generator>LibreOffice/6.0.3.2$Linux_X86_64 LibreOffice_project/00m0$Build-2</meta:generator>
    <dc:date>2019-01-31T23:40:55.494984164</dc:date>
    <meta:editing-duration>PT12M44S</meta:editing-duration>
    <meta:editing-cycles>4</meta:editing-cycles>
    <meta:document-statistic meta:table-count="0" meta:image-count="0" meta:object-count="0" meta:page-count="2" meta:paragraph-count="28" meta:word-count="929" meta:character-count="5574" meta:non-whitespace-character-count="4644"/>
  </office:meta>
</office:document-meta>
</file>